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3e025" officeooo:paragraph-rsid="0003e025"/>
    </style:style>
    <style:style style:name="P2" style:family="paragraph" style:parent-style-name="Standard">
      <style:text-properties style:font-name="Times New Roman" officeooo:rsid="0004d094" officeooo:paragraph-rsid="0004d094"/>
    </style:style>
    <style:style style:name="P3" style:family="paragraph" style:parent-style-name="Standard">
      <style:text-properties style:font-name="Times New Roman" fo:font-weight="bold" officeooo:rsid="0004d094" officeooo:paragraph-rsid="0004d094" style:font-weight-asian="bold" style:font-weight-complex="bold"/>
    </style:style>
    <style:style style:name="P4" style:family="paragraph" style:parent-style-name="Standard">
      <style:text-properties officeooo:paragraph-rsid="0004d094"/>
    </style:style>
    <style:style style:name="P5" style:family="paragraph" style:parent-style-name="Standard">
      <style:text-properties officeooo:paragraph-rsid="0005ab42"/>
    </style:style>
    <style:style style:name="P6" style:family="paragraph" style:parent-style-name="Standard">
      <style:text-properties officeooo:paragraph-rsid="0008a9ab"/>
    </style:style>
    <style:style style:name="P7" style:family="paragraph" style:parent-style-name="Standard">
      <style:text-properties officeooo:rsid="000aa707" officeooo:paragraph-rsid="000aa707"/>
    </style:style>
    <style:style style:name="P8" style:family="paragraph" style:parent-style-name="Standard">
      <style:text-properties officeooo:rsid="000be355" officeooo:paragraph-rsid="000be355"/>
    </style:style>
    <style:style style:name="P9" style:family="paragraph" style:parent-style-name="Standard">
      <style:text-properties officeooo:rsid="000d2a05" officeooo:paragraph-rsid="000d2a05"/>
    </style:style>
    <style:style style:name="P10" style:family="paragraph" style:parent-style-name="Standard">
      <style:text-properties officeooo:rsid="000f46d1" officeooo:paragraph-rsid="000f46d1"/>
    </style:style>
    <style:style style:name="P11" style:family="paragraph" style:parent-style-name="Standard">
      <style:text-properties fo:font-weight="bold" officeooo:rsid="000aa707" officeooo:paragraph-rsid="000aa707" style:font-weight-asian="bold" style:font-weight-complex="bold"/>
    </style:style>
    <style:style style:name="P12" style:family="paragraph" style:parent-style-name="Standard">
      <style:text-properties fo:font-weight="bold" officeooo:rsid="000aa707" officeooo:paragraph-rsid="0010934e" style:font-weight-asian="bold" style:font-weight-complex="bold"/>
    </style:style>
    <style:style style:name="P13" style:family="paragraph" style:parent-style-name="Standard">
      <style:text-properties fo:font-weight="bold" officeooo:rsid="000f46d1" officeooo:paragraph-rsid="000f46d1" style:font-weight-asian="bold" style:font-weight-complex="bold"/>
    </style:style>
    <style:style style:name="P14" style:family="paragraph" style:parent-style-name="Standard">
      <style:text-properties fo:font-weight="bold" officeooo:rsid="0010934e" officeooo:paragraph-rsid="0010934e" style:font-weight-asian="bold" style:font-weight-complex="bold"/>
    </style:style>
    <style:style style:name="P15" style:family="paragraph" style:parent-style-name="Standard">
      <style:text-properties fo:font-weight="bold" officeooo:rsid="000aa707" officeooo:paragraph-rsid="0010934e" style:font-weight-asian="bold" style:font-weight-complex="bold"/>
    </style:style>
    <style:style style:name="P16" style:family="paragraph" style:parent-style-name="Standard">
      <style:text-properties fo:font-weight="bold" officeooo:rsid="000f46d1" officeooo:paragraph-rsid="000f46d1" style:font-weight-asian="bold" style:font-weight-complex="bold"/>
    </style:style>
    <style:style style:name="P17" style:family="paragraph" style:parent-style-name="Standard">
      <style:text-properties fo:font-size="11pt" officeooo:rsid="001a9817" officeooo:paragraph-rsid="001a9817" style:font-size-asian="11pt" style:font-size-complex="11pt"/>
    </style:style>
    <style:style style:name="P18" style:family="paragraph" style:parent-style-name="Standard">
      <style:text-properties style:font-name="Times New Roman" fo:font-weight="bold" officeooo:rsid="0004d094" officeooo:paragraph-rsid="0004d094" style:font-weight-asian="bold" style:font-weight-complex="bold"/>
    </style:style>
    <style:style style:name="P19" style:family="paragraph" style:parent-style-name="Standard">
      <style:text-properties officeooo:paragraph-rsid="0004d094"/>
    </style:style>
    <style:style style:name="P20" style:family="paragraph" style:parent-style-name="Standard">
      <style:text-properties officeooo:paragraph-rsid="002792d0"/>
    </style:style>
    <style:style style:name="T1" style:family="text">
      <style:text-properties officeooo:rsid="0004d094"/>
    </style:style>
    <style:style style:name="T2" style:family="text">
      <style:text-properties officeooo:rsid="0005ab42"/>
    </style:style>
    <style:style style:name="T3" style:family="text">
      <style:text-properties officeooo:rsid="0008a9ab"/>
    </style:style>
    <style:style style:name="T4" style:family="text">
      <style:text-properties officeooo:rsid="000be355"/>
    </style:style>
    <style:style style:name="T5" style:family="text">
      <style:text-properties style:text-position="super 58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0934e"/>
    </style:style>
    <style:style style:name="T8" style:family="text">
      <style:text-properties officeooo:rsid="0014035e"/>
    </style:style>
    <style:style style:name="T9" style:family="text">
      <style:text-properties officeooo:rsid="001ee1ec"/>
    </style:style>
    <style:style style:name="T10" style:family="text">
      <style:text-properties officeooo:rsid="0022e684"/>
    </style:style>
    <style:style style:name="T11" style:family="text">
      <style:text-properties style:font-name="Times New Roman" fo:font-weight="bold" officeooo:rsid="0004d094" style:font-weight-asian="bold" style:font-weight-complex="bold"/>
    </style:style>
    <style:style style:name="T12" style:family="text">
      <style:text-properties style:font-name="Times New Roman" fo:font-weight="bold" officeooo:rsid="0022e684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Student Name</text:span> : <text:s text:c="2"/>Saurav Gupta</text:p>
      <text:p text:style-name="P1"><text:span text:style-name="T6">Student ID </text:span><text:s text:c="6"/>: <text:s/>11602832</text:p>
      <text:p text:style-name="P1"><text:span text:style-name="T6">Email Address</text:span> : <text:s/><text:a xlink:type="simple" xlink:href="mailto:sauravgupta2800@gmail.com" text:style-name="Internet_20_link" text:visited-style-name="Visited_20_Internet_20_Link">sauravgupta2800@gmail.com</text:a></text:p>
      <text:p text:style-name="P1"><text:span text:style-name="T6">GitHub Link </text:span><text:s text:c="3"/>: <text:s text:c="2"/><text:a xlink:type="simple" xlink:href="https://github.com/sauravgupta2800/osproject" text:style-name="Internet_20_link" text:visited-style-name="Visited_20_Internet_20_Link">https://github.com/sauravgupta2800/osproject</text:a></text:p>
      <text:p text:style-name="P3">Code :</text:p>
      <text:p text:style-name="P3"/>
      <text:p text:style-name="P4"><text:span text:style-name="T11">---------------------------------------------- </text:span><text:span text:style-name="T12">CODE ---------------------------------------------------------</text:span></text:p>
      <text:p text:style-name="P4"><text:span text:style-name="T12"/></text:p>
      <text:p text:style-name="P3">_____________________________________________________________________________</text:p>
      <text:p text:style-name="P2"/>
      <text:p text:style-name="P3"><text:span text:style-name="T7">1. <text:s/>PROBLEM </text:span>DESCRIPTION : </text:p>
      <text:p text:style-name="Standard"><text:span text:style-name="T1">1. </text:span>Multilevel feedback queue scheduling allows a process to move between queues.</text:p>
      <text:p text:style-name="P4"><text:span text:style-name="T1">2. </text:span>The idea is to separate processes with different CPU-burst characteristics. If a process uses too much CPU time, it will be moved to a lower-<text:span text:style-name="T2">level</text:span> queue.</text:p>
      <text:p text:style-name="P4"><text:span text:style-name="T1">3. <text:s/></text:span>This scheme leaves I/O-bound and interactive processes in the higher-priority queues. Similarly, a process that waits too long in a lower- priority queue may be moved to a higher-priority queue. This form of aging prevents starvation.</text:p>
      <text:p text:style-name="P5"><text:span text:style-name="T2">4. </text:span>The definition of a multilevel feedback queue scheduler makes it the most general CPU scheduling algorithm.</text:p>
      <text:p text:style-name="P6"><text:span text:style-name="T3">5. In practical terms </text:span>several identical processors are available, then load sharing can occur. It would be possible to provide a separate queue for each processor <text:span text:style-name="T3">with feedback.</text:span></text:p>
      <text:p text:style-name="P6"/>
      <text:p text:style-name="P12"><text:span text:style-name="T7">2. <text:s/></text:span>ALGORITHM</text:p>
      <text:p text:style-name="P12"/>
      <text:p text:style-name="P17">ALGO-TO-MULTILEVELFEEDBACKQUEUE()</text:p>
      <text:p text:style-name="P17">/*</text:p>
      <text:p text:style-name="P17"/>
      <text:p text:style-name="P17">We have Data in the format</text:p>
      <text:p text:style-name="P17"/>
      <text:p text:style-name="P17">&lt;pid&gt; &lt;Arrival Time&gt; &lt;Burst Time&gt; &lt;Priority&gt;</text:p>
      <text:p text:style-name="P17">1<text:tab/>0<text:tab/>14 <text:s text:c="10"/>2</text:p>
      <text:p text:style-name="P17">2 <text:s text:c="10"/>7 <text:s text:c="11"/>8 <text:s text:c="11"/>1</text:p>
      <text:p text:style-name="P17">3 <text:s text:c="10"/>3 <text:s text:c="11"/>10 <text:s text:c="9"/>0</text:p>
      <text:p text:style-name="P17">4 <text:s text:c="10"/>5 <text:s text:c="11"/>7 <text:s text:c="11"/>0</text:p>
      <text:p text:style-name="P17">5 <text:s text:c="10"/>1 <text:s text:c="11"/>5 <text:s text:c="11"/>3</text:p>
      <text:p text:style-name="P17"/>
      <text:p text:style-name="P17">*/</text:p>
      <text:p text:style-name="P17">int totalTime/*Sum of all Burst Time*/,tms,RunningProcessBT//Burst Time</text:p>
      <text:p text:style-name="P17">int PQ[MAX]/*priority Queue*/,Q[MAX]/* Queue for circular Q implementation*/</text:p>
      <text:p text:style-name="P17">mainArray[totalTime]//Where process's Data will be marked</text:p>
      <text:p text:style-name="P17"/>
      <text:p text:style-name="P17">//<text:span text:style-name="T9">SORT ALL THE BASIS OF THEIR ARRIVAL TIME</text:span></text:p>
      <text:p text:style-name="P17"/>
      <text:p text:style-name="P17">PQ.push(FirstProcess);</text:p>
      <text:p text:style-name="P17">for(int tms = 0 to totalTime)</text:p>
      <text:p text:style-name="P17">{</text:p>
      <text:p text:style-name="P17"><text:tab/>//Whenever new Process comes First sends to QUEUE LEVEL 1</text:p>
      <text:p text:style-name="P17"><text:tab/>if(!PQ.empty())</text:p>
      <text:p text:style-name="P17"><text:tab/>{</text:p>
      <text:p text:style-name="P17"><text:tab/><text:tab/>//priority Queue implementations = premtive priority schedulling</text:p>
      <text:p text:style-name="P17"><text:tab/><text:tab/>RunningProcessBT --;</text:p>
      <text:p text:style-name="P17"><text:tab/><text:tab/>if(RunTimeOfProcess &lt;= 4)//TIME QUANTUM 4</text:p>
      <text:p text:style-name="P17"><text:tab/><text:tab/>{</text:p>
      <text:p text:style-name="P17"><text:soft-page-break/><text:tab/><text:tab/><text:tab/>//Current Process is chosen from exact match of tms with AT (Arrival Time)</text:p>
      <text:p text:style-name="P17"><text:tab/><text:tab/><text:tab/>//CurrentProcess = Some process with matched AT.</text:p>
      <text:p text:style-name="P17"><text:tab/><text:tab/><text:tab/>if(RunningProcess &lt; CurrentProcess)</text:p>
      <text:p text:style-name="P17"><text:tab/><text:tab/><text:tab/>{</text:p>
      <text:p text:style-name="P17"><text:tab/><text:tab/><text:tab/><text:tab/>PQ.push(Current)</text:p>
      <text:p text:style-name="P17"><text:tab/><text:tab/><text:tab/><text:tab/>//Simply Add to Priority Queue or First Level Queue</text:p>
      <text:p text:style-name="P17"><text:tab/><text:tab/><text:tab/>}</text:p>
      <text:p text:style-name="P17"><text:tab/><text:tab/><text:tab/>else if( RunningProcess &lt; CurrentProcess)</text:p>
      <text:p text:style-name="P17"><text:tab/><text:tab/><text:tab/>{</text:p>
      <text:p text:style-name="P17"><text:tab/><text:tab/><text:tab/><text:tab/>//when process with lower priority then current sent to next Queues</text:p>
      <text:p text:style-name="P17"><text:tab/><text:tab/><text:tab/><text:tab/>Q.push(RunningProcess)</text:p>
      <text:p text:style-name="P17"><text:tab/><text:tab/><text:tab/><text:tab/>RunningProcess = CurrentProcess//PREMPT CONDITION</text:p>
      <text:p text:style-name="P17"><text:tab/><text:tab/><text:tab/><text:tab/>//Current becomes the RunningProcess</text:p>
      <text:p text:style-name="P17"><text:tab/><text:tab/><text:tab/><text:tab/>RunTimeOfProcess = 0</text:p>
      <text:p text:style-name="P17"><text:tab/><text:tab/><text:tab/><text:tab/>//when a new process is chosen time set to be 0</text:p>
      <text:p text:style-name="P17"><text:tab/><text:tab/><text:tab/>}</text:p>
      <text:p text:style-name="P17"><text:tab/><text:tab/><text:tab/>RunTimeOfProcess++;//increment to time max 4</text:p>
      <text:p text:style-name="P17"><text:tab/><text:tab/>}</text:p>
      <text:p text:style-name="P17"><text:tab/><text:tab/>else//After TIME QUANTUM 4</text:p>
      <text:p text:style-name="P17"><text:tab/><text:tab/>{</text:p>
      <text:p text:style-name="P17"><text:tab/><text:tab/><text:tab/>Q.push(RunningProcess);//PREMPT CONDITION</text:p>
      <text:p text:style-name="P17"><text:tab/><text:tab/><text:tab/>RunningProcess = PQ.pop()</text:p>
      <text:p text:style-name="P17"><text:tab/><text:tab/><text:tab/>//Process is taken on the basis of Priorities from priority Queue.</text:p>
      <text:p text:style-name="P17"><text:tab/><text:tab/>}</text:p>
      <text:p text:style-name="P17"><text:tab/><text:tab/>mainArray[tms] = &lt;PID&gt;</text:p>
      <text:p text:style-name="P17"><text:tab/>}</text:p>
      <text:p text:style-name="P17"><text:tab/>else</text:p>
      <text:p text:style-name="P17"><text:tab/>{</text:p>
      <text:p text:style-name="P17"><text:tab/><text:tab/>//Queue implementation = Circular Queue implementation</text:p>
      <text:p text:style-name="P17"><text:tab/><text:tab/>if(!Q.empty())</text:p>
      <text:p text:style-name="P17"><text:tab/><text:tab/>{</text:p>
      <text:p text:style-name="P17"><text:tab/><text:tab/><text:tab/>RunningProcessBT --;</text:p>
      <text:p text:style-name="P17"><text:tab/><text:tab/><text:tab/>if(RunTimeOfProcess &lt;= 4 || RunningProcessBT==0)//TIME QUANTUM 4</text:p>
      <text:p text:style-name="P17"><text:tab/><text:tab/><text:tab/>{</text:p>
      <text:p text:style-name="P17"><text:tab/><text:tab/><text:tab/><text:tab/>//Process is chosan from Queue</text:p>
      <text:p text:style-name="P17"><text:tab/><text:tab/><text:tab/><text:tab/>RunningProcess = Q.pop();//FirstElementOfQueue</text:p>
      <text:p text:style-name="P17"><text:tab/><text:tab/><text:tab/>}</text:p>
      <text:p text:style-name="P17"><text:tab/><text:tab/><text:tab/>else//When TIME QUANTUM EXPIRES</text:p>
      <text:p text:style-name="P17"><text:tab/><text:tab/><text:tab/>{</text:p>
      <text:p text:style-name="P17"><text:tab/><text:tab/><text:tab/><text:tab/>//put the Running Process to back to QUEUE</text:p>
      <text:p text:style-name="P17"><text:tab/><text:tab/><text:tab/><text:tab/>Q.push(RunningProcess);</text:p>
      <text:p text:style-name="P17"><text:tab/><text:tab/><text:tab/><text:tab/>RunningProcess = Q.pop()//FirstElementOfQueue</text:p>
      <text:p text:style-name="P17"><text:tab/><text:tab/><text:tab/>}</text:p>
      <text:p text:style-name="P17"><text:tab/><text:tab/><text:tab/>RunTimeOfProcess++;//increment to time max 4</text:p>
      <text:p text:style-name="P17"><text:tab/><text:tab/><text:tab/>mainArray[tms] = &lt;PID&gt;</text:p>
      <text:p text:style-name="P17"><text:tab/><text:tab/>}</text:p>
      <text:p text:style-name="P17"><text:tab/>}<text:tab/></text:p>
      <text:p text:style-name="P17">}</text:p>
      <text:p text:style-name="P17">//We have GanttChart named mainArray[] of size totalTime</text:p>
      <text:p text:style-name="P17">/*</text:p>
      <text:p text:style-name="P17">by using it we can interpret all the necessary details e.g.,</text:p>
      <text:p text:style-name="P17"/>
      <text:p text:style-name="P17">&lt;pid&gt; &lt;Response Time&gt; &lt;Finish Time&gt; &lt;Waiting Time&gt;</text:p>
      <text:p text:style-name="P17">1 <text:s text:c="11"/>0 <text:s text:c="13"/>44 <text:s text:c="11"/>30</text:p>
      <text:p text:style-name="P17">2 <text:s text:c="11"/>0 <text:s text:c="13"/>31 <text:s text:c="11"/>16</text:p>
      <text:p text:style-name="P17"><text:soft-page-break/>3 <text:s text:c="11"/>0 <text:s text:c="13"/>41 <text:s text:c="11"/>28</text:p>
      <text:p text:style-name="P17">4 <text:s text:c="11"/>6 <text:s text:c="13"/>34 <text:s text:c="11"/>22</text:p>
      <text:p text:style-name="P17">5 <text:s text:c="11"/>14 <text:s text:c="12"/>35 <text:s text:c="10"/>29</text:p>
      <text:p text:style-name="P17"/>
      <text:p text:style-name="P17">*/</text:p>
      <text:p text:style-name="P17"/>
      <text:p text:style-name="P17"/>
      <text:p text:style-name="P12"/>
      <text:p text:style-name="P12"/>
      <text:p text:style-name="P14">3. <text:s/>COMPLEXITIES :</text:p>
      <text:p text:style-name="P8">Arrays: <text:s/>O(n)</text:p>
      <text:p text:style-name="P8">Queue : <text:s/>O(1)</text:p>
      <text:p text:style-name="P8">Overall : O(n^2)</text:p>
      <text:p text:style-name="P8"/>
      <text:p text:style-name="P11"><text:span text:style-name="T7">4. <text:s/></text:span>DESCRIPTION (purpose of use) <text:span text:style-name="T4">CONSTRAINTS:</text:span></text:p>
      <text:p text:style-name="P8">1. Queues with only two levels.</text:p>
      <text:p text:style-name="P8"><text:s text:c="9"/>1<text:span text:style-name="T5">st</text:span> uses Fixed priority preemptive Scheduling.</text:p>
      <text:p text:style-name="P8"><text:s text:c="9"/>2<text:span text:style-name="T5">nd</text:span> Round Robin Schedulling <text:s/></text:p>
      <text:p text:style-name="P8">2. Priority 0 is highest priority.</text:p>
      <text:p text:style-name="P8">3. Time Quantum is in the multipl<text:span text:style-name="T8">e </text:span>of 2.(ex 2,4,6,8....)</text:p>
      <text:p text:style-name="P9">4. Queue 2 will be processed after Queue 1 becomes empty.</text:p>
      <text:p text:style-name="P9">5. Priority of Queue 2 has lower priority than in Queue 1.</text:p>
      <text:p text:style-name="P9"/>
      <text:p text:style-name="P13"><text:span text:style-name="T7">5. <text:s/></text:span>CODE SNIPPET:</text:p>
      <text:p text:style-name="P13"><text:span text:style-name="T7">6. <text:s/></text:span>DESCRIPTION OF BOUNDARY CONDITIONS:</text:p>
      <text:p text:style-name="P13"><text:span text:style-name="T7">7. </text:span>DESCRIPTION OF TEST CASES:</text:p>
      <text:p text:style-name="P13"><text:span text:style-name="T7">8. </text:span>REVISIONS OF SOLUTION ON GITHUB :</text:p>
      <text:p text:style-name="P13"/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8:03:23.310119567</meta:creation-date>
    <dc:date>2018-04-09T00:24:59.477320927</dc:date>
    <meta:editing-duration>PT25M19S</meta:editing-duration>
    <meta:editing-cycles>12</meta:editing-cycles>
    <meta:generator>LibreOffice/5.4.5.1$Linux_X86_64 LibreOffice_project/40m0$Build-1</meta:generator>
    <meta:document-statistic meta:table-count="0" meta:image-count="0" meta:object-count="0" meta:page-count="3" meta:paragraph-count="112" meta:word-count="557" meta:character-count="4210" meta:non-whitespace-character-count="3264"/>
  </office:meta>
</office:document-meta>
</file>